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273cm" fo:min-width="12.22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opacity="49%" draw:opacity-name="" draw:textarea-horizontal-align="justify" draw:textarea-vertical-align="middle" draw:auto-grow-height="false" fo:min-height="6.35cm" fo:min-width="5.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999999" draw:opacity="65%" draw:textarea-horizontal-align="justify" draw:textarea-vertical-align="middle" draw:auto-grow-height="false" fo:min-height="1.586cm" fo:min-width="5.56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cccccc" draw:opacity="49%" draw:opacity-name="" draw:textarea-horizontal-align="justify" draw:textarea-vertical-align="middle" draw:auto-grow-height="false" fo:min-height="6.298cm" fo:min-width="5.8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999999" draw:opacity="65%" draw:textarea-horizontal-align="justify" draw:textarea-vertical-align="middle" draw:auto-grow-height="false" fo:min-height="1.534cm" fo:min-width="5.51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cccccc" draw:opacity="49%" draw:opacity-name="" draw:textarea-horizontal-align="justify" draw:textarea-vertical-align="middle" draw:auto-grow-height="false" fo:min-height="3.198cm" fo:min-width="5.848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Dashe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Hack" fo:font-size="18pt" style:font-size-asian="18pt" style:font-size-complex="18pt"/>
    </style:style>
    <style:style style:name="P4" style:family="paragraph">
      <loext:graphic-properties draw:fill-color="#cccccc" draw:opacity="49%"/>
      <style:paragraph-properties fo:text-align="center"/>
      <style:text-properties style:font-name="Hack" fo:font-size="18pt" style:font-size-asian="18pt" style:font-size-complex="18pt"/>
    </style:style>
    <style:style style:name="P5" style:family="paragraph">
      <style:paragraph-properties fo:text-align="center"/>
      <style:text-properties style:font-name="Hack" fo:font-weight="bold" style:font-weight-asian="bold" style:font-weight-complex="bold"/>
    </style:style>
    <style:style style:name="P6" style:family="paragraph">
      <loext:graphic-properties draw:fill="solid" draw:fill-color="#999999" draw:opacity="65%"/>
      <style:paragraph-properties fo:text-align="center"/>
      <style:text-properties style:font-name="Hack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Hack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Hack" fo:font-size="18pt" style:font-size-asian="18pt" style:font-size-complex="18pt"/>
    </style:style>
    <style:style style:name="T4" style:family="text">
      <style:text-properties style:font-name="Hack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3.8cm" svg:height="12.5cm" svg:x="5.8cm" svg:y="4cm">
          <text:p text:style-name="P1"><text:span text:style-name="T1">mod_mapControlsInpu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" draw:id="id5" draw:layer="layout" svg:width="6.4cm" svg:height="6.6cm" svg:x="9.5cm" svg:y="6.95cm">
          <text:p text:style-name="P3"><text:span text:style-name="T2">Inputs:</text:span></text:p>
          <text:p text:style-name="P3"><text:span text:style-name="T2"/></text:p>
          <text:p text:style-name="P3"><text:span text:style-name="T3">ifn</text:span></text:p>
          <text:p text:style-name="P3"><text:span text:style-name="T3">color</text:span></text:p>
          <text:p text:style-name="P3"><text:span text:style-name="T3">size</text:span></text:p>
          <text:p text:style-name="P3"><text:span text:style-name="T3">inverse_p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2" draw:id="id2" draw:layer="layout" svg:width="8.6cm" svg:height="2.6cm" svg:x="8.4cm" svg:y="18.3cm">
          <text:p text:style-name="P5"><text:span text:style-name="T4">mapControls_rea</text:span><text:span text:style-name="T4">ctiv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s" svg:x1="12.7cm" svg:y1="16.5cm" svg:x2="12.7cm" svg:y2="18.3cm" draw:start-shape="id1" draw:start-glue-point="6" draw:end-shape="id2" draw:end-glue-point="4" svg:d="M12700 16500v528 745 527" svg:viewBox="0 0 1 1801">
          <text:p/>
        </draw:connector>
        <draw:custom-shape draw:style-name="gr1" draw:text-style-name="P2" xml:id="id6" draw:id="id6" draw:layer="layout" svg:width="13.8cm" svg:height="12.5cm" svg:x="23.801cm" svg:y="4.001cm">
          <text:p text:style-name="P1"><text:span text:style-name="T1">mod_dataReactiveOutpu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4" draw:id="id4" draw:layer="layout" svg:width="6.4cm" svg:height="6.6cm" svg:x="27.501cm" svg:y="6.951cm">
          <text:p text:style-name="P3"><text:span text:style-name="T2">Reactives:</text:span></text:p>
          <text:p text:style-name="P3"><text:span text:style-name="T2"/></text:p>
          <text:p text:style-name="P3"><text:span text:style-name="T3">data_parcel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7" xml:id="id3" draw:id="id3" draw:layer="layout" svg:width="1.645cm" svg:height="1.013cm" svg:x="24.455cm" svg:y="9.745cm">
          <draw:text-box>
            <text:p><text:span text:style-name="T3">ifn</text:span></text:p>
          </draw:text-box>
        </draw:frame>
        <draw:connector draw:style-name="gr7" draw:text-style-name="P2" draw:layer="layout" draw:line-skew="0.558cm" svg:x1="17cm" svg:y1="19.6cm" svg:x2="24.455cm" svg:y2="10.251cm" draw:start-shape="id2" draw:start-glue-point="10" draw:end-shape="id3" draw:end-glue-point="3" svg:d="M17000 19600h4300v-9349h3155" svg:viewBox="0 0 7456 9350">
          <text:p/>
        </draw:connector>
        <draw:connector draw:style-name="gr7" draw:text-style-name="P2" draw:layer="layout" svg:x1="26.1cm" svg:y1="10.251cm" svg:x2="27.501cm" svg:y2="10.251cm" draw:start-shape="id3" draw:start-glue-point="1" draw:end-shape="id4" draw:end-glue-point="5" svg:d="M26100 10251h1401" svg:viewBox="0 0 1402 1">
          <text:p/>
        </draw:connector>
        <draw:connector draw:style-name="gr8" draw:text-style-name="P2" draw:layer="layout" draw:type="line" svg:x1="12.7cm" svg:y1="13.55cm" svg:x2="12.7cm" svg:y2="16.5cm" draw:start-shape="id5" draw:start-glue-point="6" draw:end-shape="id1" draw:end-glue-point="6" svg:d="M12700 13550v2950" svg:viewBox="0 0 1 2951">
          <text:p/>
        </draw:connector>
        <draw:custom-shape draw:style-name="gr9" draw:text-style-name="P6" xml:id="id7" draw:id="id7" draw:layer="layout" svg:width="8.6cm" svg:height="2.6cm" svg:x="26.401cm" svg:y="18.301cm">
          <text:p text:style-name="P5"><text:span text:style-name="T4">data_parcelas</text:span></text:p>
          <text:p text:style-name="P5"><text:span text:style-name="T4">reactiv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30.701cm" svg:y1="16.501cm" svg:x2="30.701cm" svg:y2="18.301cm" draw:start-shape="id6" draw:start-glue-point="6" draw:end-shape="id7" draw:end-glue-point="4" svg:d="M30701 16501v1800" svg:viewBox="0 0 1 1801">
          <text:p/>
        </draw:connector>
        <draw:connector draw:style-name="gr8" draw:text-style-name="P2" draw:layer="layout" draw:type="line" svg:x1="30.701cm" svg:y1="13.551cm" svg:x2="30.701cm" svg:y2="16.501cm" draw:start-shape="id4" draw:start-glue-point="6" draw:end-shape="id6" draw:end-glue-point="6" svg:d="M30701 13551v2950" svg:viewBox="0 0 1 2951">
          <text:p/>
        </draw:connector>
        <draw:custom-shape draw:style-name="gr1" draw:text-style-name="P2" xml:id="id9" draw:id="id9" draw:layer="layout" svg:width="13.8cm" svg:height="12.5cm" svg:x="14.801cm" svg:y="24.001cm">
          <text:p text:style-name="P1"><text:span text:style-name="T1">mod_baseMapOutpu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6" xml:id="id10" draw:id="id10" draw:layer="layout" svg:width="8.6cm" svg:height="2.6cm" svg:x="17.401cm" svg:y="38.301cm">
          <text:p text:style-name="P5"><text:span text:style-name="T4">baseMap_reactiv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4" xml:id="id8" draw:id="id8" draw:layer="layout" svg:width="6.4cm" svg:height="3.5cm" svg:x="15.151cm" svg:y="31.45cm">
          <text:p text:style-name="P3"><text:span text:style-name="T2">Inputs:</text:span></text:p>
          <text:p text:style-name="P3"><text:span text:style-name="T2"/></text:p>
          <text:p text:style-name="P3"><text:span text:style-name="T3">shape_cli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draw:layer="layout" svg:width="6.4cm" svg:height="3.5cm" svg:x="21.851cm" svg:y="26.45cm">
          <text:p text:style-name="P3"><text:span text:style-name="T2">Output:</text:span></text:p>
          <text:p text:style-name="P3"><text:span text:style-name="T2"/></text:p>
          <text:p text:style-name="P3"><text:span text:style-name="T3">leafletOutpu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1" draw:text-style-name="P1" draw:layer="layout" draw:line-skew="-1.129cm" svg:x1="18.351cm" svg:y1="34.95cm" svg:x2="21.701cm" svg:y2="36.501cm" draw:start-shape="id8" draw:start-glue-point="6" draw:end-shape="id9" draw:end-glue-point="6" svg:d="M18351 34950v950h3350v601" svg:viewBox="0 0 3351 1552">
          <text:p/>
        </draw:connector>
        <draw:connector draw:style-name="gr4" draw:text-style-name="P2" draw:layer="layout" draw:type="line" svg:x1="21.701cm" svg:y1="36.501cm" svg:x2="21.701cm" svg:y2="38.301cm" draw:start-shape="id9" draw:start-glue-point="6" draw:end-shape="id10" draw:end-glue-point="4" svg:d="M21701 36501v1800" svg:viewBox="0 0 1 1801">
          <text:p/>
        </draw:connector>
        <draw:frame draw:style-name="gr6" draw:text-style-name="P7" draw:layer="layout" svg:width="5.455cm" svg:height="1.013cm" svg:x="16.456cm" svg:y="26.746cm">
          <draw:text-box>
            <text:p><text:span text:style-name="T3">data_parcelas</text:span></text:p>
          </draw:text-box>
        </draw:frame>
        <draw:frame draw:style-name="gr6" draw:text-style-name="P7" draw:layer="layout" svg:width="4.693cm" svg:height="2.537cm" svg:x="16.457cm" svg:y="28.747cm">
          <draw:text-box>
            <text:p><text:span text:style-name="T3">color</text:span></text:p>
            <text:p><text:span text:style-name="T3">size</text:span></text:p>
            <text:p><text:span text:style-name="T3">inverse_p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4:57:59.367322783</meta:creation-date>
    <dc:date>2018-06-08T16:00:42.708575221</dc:date>
    <meta:editing-duration>PT10M36S</meta:editing-duration>
    <meta:editing-cycles>3</meta:editing-cycles>
    <meta:generator>LibreOffice/6.0.4.2$Linux_X86_64 LibreOffice_project/00m0$Build-2</meta:generator>
    <meta:document-statistic meta:object-count="21"/>
  </office:meta>
</office:document-meta>
</file>